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11" table:default-cell-style-name="Gnumeric-default"/>
        <table:table-column table:style-name="co2" table:default-cell-style-name="Gnumeric-default"/>
        <table:table-column table:style-name="co1" table:number-columns-repeated="3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3" table:number-columns-repeated="108" table:default-cell-style-name="Gnumeric-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number-columns-repeated="123"/>
        </table:table-row>
        <table:table-row table:style-name="ro1">
          <table:table-cell table:style-name="Default" table:number-columns-repeated="128"/>
        </table:table-row>
        <table:table-row table:style-name="ro1">
          <table:table-cell table:number-columns-repeated="4"/>
          <table:table-cell office:value-type="string" calcext:value-type="string">
            <text:p>exacto</text:p>
          </table:table-cell>
          <table:table-cell table:number-columns-repeated="3"/>
          <table:table-cell office:value-type="string" calcext:value-type="string">
            <text:p>goloso</text:p>
          </table:table-cell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number-columns-repeated="2"/>
          <table:table-cell office:value-type="string" calcext:value-type="string">
            <text:p>DIFERENCIA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1 2 2 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M4]-1" office:value-type="float" office:value="4" calcext:value-type="float">
            <text:p>4</text:p>
          </table:table-cell>
          <table:table-cell table:formula="of:=[.N4]-[.L4]" office:value-type="float" office:value="3" calcext:value-type="float">
            <text:p>3</text:p>
          </table:table-cell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[.M5]-1" office:value-type="float" office:value="16" calcext:value-type="float">
            <text:p>16</text:p>
          </table:table-cell>
          <table:table-cell table:formula="of:=[.N5]-[.L5]" office:value-type="float" office:value="11" calcext:value-type="float">
            <text:p>11</text:p>
          </table:table-cell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[.M6]-1" office:value-type="float" office:value="26" calcext:value-type="float">
            <text:p>26</text:p>
          </table:table-cell>
          <table:table-cell table:formula="of:=[.N6]-[.L6]" office:value-type="float" office:value="19" calcext:value-type="float">
            <text:p>19</text:p>
          </table:table-cell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M7]-1" office:value-type="float" office:value="62" calcext:value-type="float">
            <text:p>62</text:p>
          </table:table-cell>
          <table:table-cell table:formula="of:=[.N7]-[.L7]" office:value-type="float" office:value="51" calcext:value-type="float">
            <text:p>51</text:p>
          </table:table-cell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1" calcext:value-type="float">
            <text:p>101</text:p>
          </table:table-cell>
          <table:table-cell table:formula="of:=[.M8]-1" office:value-type="float" office:value="100" calcext:value-type="float">
            <text:p>100</text:p>
          </table:table-cell>
          <table:table-cell table:formula="of:=[.N8]-[.L8]" office:value-type="float" office:value="87" calcext:value-type="float">
            <text:p>87</text:p>
          </table:table-cell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5" calcext:value-type="float">
            <text:p>205</text:p>
          </table:table-cell>
          <table:table-cell table:formula="of:=[.M9]-1" office:value-type="float" office:value="204" calcext:value-type="float">
            <text:p>204</text:p>
          </table:table-cell>
          <table:table-cell table:formula="of:=[.N9]-[.L9]" office:value-type="float" office:value="187" calcext:value-type="float">
            <text:p>187</text:p>
          </table:table-cell>
          <table:table-cell table:number-columns-repeated="113"/>
        </table:table-row>
        <table:table-row table:style-name="ro2">
          <table:table-cell table:style-name="Default" table:number-columns-repeated="128"/>
        </table:table-row>
        <table:table-row table:style-name="ro2">
          <table:table-cell table:number-columns-repeated="10"/>
          <table:table-cell office:value-type="string" calcext:value-type="string">
            <text:p>DIFERENCIA</text:p>
          </table:table-cell>
          <table:table-cell table:number-columns-repeated="117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117"/>
        </table:table-row>
        <table:table-row table:style-name="ro2">
          <table:table-cell table:number-columns-repeated="7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117"/>
        </table:table-row>
        <table:table-row table:style-name="ro2">
          <table:table-cell table:style-name="Default" table:number-columns-repeated="128"/>
        </table:table-row>
        <table:table-row table:style-name="ro2">
          <table:table-cell table:number-columns-repeated="4"/>
          <table:table-cell office:value-type="string" calcext:value-type="string">
            <text:p>anillos</text:p>
          </table:table-cell>
          <table:table-cell table:number-columns-repeated="123"/>
        </table:table-row>
        <table:table-row table:style-name="ro3">
          <table:table-cell table:number-columns-repeated="8"/>
          <table:table-cell office:value-type="string" calcext:value-type="string">
            <text:p>goloso</text:p>
          </table:table-cell>
          <table:table-cell office:value-type="string" calcext:value-type="string">
            <text:p>exacto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8750" calcext:value-type="float">
            <text:p>187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[.I24]-[.J24]" office:value-type="float" office:value="3750" calcext:value-type="float">
            <text:p>3750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41775" calcext:value-type="float">
            <text:p>41775</text:p>
          </table:table-cell>
          <table:table-cell office:value-type="float" office:value="31900" calcext:value-type="float">
            <text:p>31900</text:p>
          </table:table-cell>
          <table:table-cell/>
          <table:table-cell table:formula="of:=[.I25]-[.J25]" office:value-type="float" office:value="9875" calcext:value-type="float">
            <text:p>9875</text:p>
          </table:table-cell>
          <table:table-cell table:number-columns-repeated="116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8228" calcext:value-type="float">
            <text:p>188228</text:p>
          </table:table-cell>
          <table:table-cell office:value-type="float" office:value="185260" calcext:value-type="float">
            <text:p>185260</text:p>
          </table:table-cell>
          <table:table-cell/>
          <table:table-cell table:formula="of:=[.I26]-[.J26]" office:value-type="float" office:value="2968" calcext:value-type="float">
            <text:p>2968</text:p>
          </table:table-cell>
          <table:table-cell table:number-columns-repeated="116"/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12147" calcext:value-type="float">
            <text:p>212147</text:p>
          </table:table-cell>
          <table:table-cell office:value-type="float" office:value="179064" calcext:value-type="float">
            <text:p>179064</text:p>
          </table:table-cell>
          <table:table-cell/>
          <table:table-cell table:formula="of:=[.I27]-[.J27]" office:value-type="float" office:value="33083" calcext:value-type="float">
            <text:p>33083</text:p>
          </table:table-cell>
          <table:table-cell table:number-columns-repeated="116"/>
        </table:table-row>
        <table:table-row table:style-name="ro2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35811" calcext:value-type="float">
            <text:p>235811</text:p>
          </table:table-cell>
          <table:table-cell office:value-type="float" office:value="176047" calcext:value-type="float">
            <text:p>176047</text:p>
          </table:table-cell>
          <table:table-cell/>
          <table:table-cell table:formula="of:=[.I28]-[.J28]" office:value-type="float" office:value="59764" calcext:value-type="float">
            <text:p>59764</text:p>
          </table:table-cell>
          <table:table-cell table:number-columns-repeated="116"/>
        </table:table-row>
        <table:table-row table:style-name="ro4">
          <table:table-cell table:style-name="Default" table:number-columns-repeated="128"/>
        </table:table-row>
        <table:table-row table:style-name="ro3">
          <table:table-cell table:number-columns-repeated="4"/>
          <table:table-cell office:value-type="string" calcext:value-type="string">
            <text:p>random</text:p>
          </table:table-cell>
          <table:table-cell table:number-columns-repeated="123"/>
        </table:table-row>
        <table:table-row table:style-name="ro3"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4397" calcext:value-type="float">
            <text:p>4397</text:p>
          </table:table-cell>
          <table:table-cell office:value-type="float" office:value="2649" calcext:value-type="float">
            <text:p>2649</text:p>
          </table:table-cell>
          <table:table-cell/>
          <table:table-cell table:formula="of:=[.I31]-[.J31]" office:value-type="float" office:value="1748" calcext:value-type="float">
            <text:p>1748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office:value-type="float" office:value="2473" calcext:value-type="float">
            <text:p>2473</text:p>
          </table:table-cell>
          <table:table-cell/>
          <table:table-cell table:formula="of:=[.I32]-[.J32]" office:value-type="float" office:value="1340" calcext:value-type="float">
            <text:p>1340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office:value-type="float" office:value="2012" calcext:value-type="float">
            <text:p>2012</text:p>
          </table:table-cell>
          <table:table-cell/>
          <table:table-cell table:formula="of:=[.I33]-[.J33]" office:value-type="float" office:value="2192" calcext:value-type="float">
            <text:p>2192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[.I34]-[.J34]" office:value-type="float" office:value="116" calcext:value-type="float">
            <text:p>116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1042" calcext:value-type="float">
            <text:p>11042</text:p>
          </table:table-cell>
          <table:table-cell office:value-type="float" office:value="2949" calcext:value-type="float">
            <text:p>2949</text:p>
          </table:table-cell>
          <table:table-cell/>
          <table:table-cell table:formula="of:=[.I35]-[.J35]" office:value-type="float" office:value="8093" calcext:value-type="float">
            <text:p>8093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856" calcext:value-type="float">
            <text:p>2856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[.I36]-[.J36]" office:value-type="float" office:value="1369" calcext:value-type="float">
            <text:p>1369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[.I37]-[.J37]" office:value-type="float" office:value="668" calcext:value-type="float">
            <text:p>668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7890" calcext:value-type="float">
            <text:p>7890</text:p>
          </table:table-cell>
          <table:table-cell office:value-type="float" office:value="1925" calcext:value-type="float">
            <text:p>1925</text:p>
          </table:table-cell>
          <table:table-cell/>
          <table:table-cell table:formula="of:=[.I38]-[.J38]" office:value-type="float" office:value="5965" calcext:value-type="float">
            <text:p>5965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4570" calcext:value-type="float">
            <text:p>4570</text:p>
          </table:table-cell>
          <table:table-cell office:value-type="float" office:value="1649" calcext:value-type="float">
            <text:p>1649</text:p>
          </table:table-cell>
          <table:table-cell/>
          <table:table-cell table:formula="of:=[.I39]-[.J39]" office:value-type="float" office:value="2921" calcext:value-type="float">
            <text:p>2921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I40]-[.J40]" office:value-type="float" office:value="104" calcext:value-type="float">
            <text:p>104</text:p>
          </table:table-cell>
          <table:table-cell table:number-columns-repeated="116"/>
        </table:table-row>
        <table:table-row table:style-name="ro3"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7391" calcext:value-type="float">
            <text:p>7391</text:p>
          </table:table-cell>
          <table:table-cell office:value-type="float" office:value="2457" calcext:value-type="float">
            <text:p>2457</text:p>
          </table:table-cell>
          <table:table-cell/>
          <table:table-cell table:formula="of:=[.I41]-[.J41]" office:value-type="float" office:value="4934" calcext:value-type="float">
            <text:p>4934</text:p>
          </table:table-cell>
          <table:table-cell table:number-columns-repeated="116"/>
        </table:table-row>
        <table:table-row table:style-name="ro2">
          <table:table-cell table:style-name="Default" table:number-columns-repeated="128"/>
        </table:table-row>
        <table:table-row table:style-name="ro4" table:number-rows-repeated="6">
          <table:table-cell table:style-name="Default" table:number-columns-repeated="128"/>
        </table:table-row>
        <table:table-row table:style-name="ro2">
          <table:table-cell table:style-name="Default" table:number-columns-repeated="128"/>
        </table:table-row>
        <table:table-row table:style-name="ro3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 table:number-columns-repeated="4"/>
          <table:table-cell office:value-type="string" calcext:value-type="string">
            <text:p>SIN SOLUCION PP</text:p>
          </table:table-cell>
          <table:table-cell/>
          <table:table-cell office:value-type="string" calcext:value-type="string">
            <text:p>TODOS0</text:p>
          </table:table-cell>
          <table:table-cell/>
          <table:table-cell office:value-type="string" calcext:value-type="string">
            <text:p>ANILLOS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24984" calcext:value-type="float">
            <text:p>24984</text:p>
          </table:table-cell>
          <table:table-cell/>
          <table:table-cell office:value-type="float" office:value="24984" calcext:value-type="float">
            <text:p>24984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/>
          <table:table-cell office:value-type="float" office:value="24985" calcext:value-type="float">
            <text:p>24985</text:p>
          </table:table-cell>
          <table:table-cell/>
          <table:table-cell office:value-type="float" office:value="84092" calcext:value-type="float">
            <text:p>84092</text:p>
          </table:table-cell>
          <table:table-cell/>
          <table:table-cell office:value-type="float" office:value="19566" calcext:value-type="float">
            <text:p>19566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34291" calcext:value-type="float">
            <text:p>34291</text:p>
          </table:table-cell>
          <table:table-cell/>
          <table:table-cell office:value-type="float" office:value="84749" calcext:value-type="float">
            <text:p>84749</text:p>
          </table:table-cell>
          <table:table-cell/>
          <table:table-cell office:value-type="float" office:value="980" calcext:value-type="float">
            <text:p>980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office:value-type="float" office:value="95038" calcext:value-type="float">
            <text:p>95038</text:p>
          </table:table-cell>
          <table:table-cell/>
          <table:table-cell office:value-type="float" office:value="121737" calcext:value-type="float">
            <text:p>121737</text:p>
          </table:table-cell>
          <table:table-cell/>
          <table:table-cell office:value-type="float" office:value="32772" calcext:value-type="float">
            <text:p>32772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float" office:value="68093" calcext:value-type="float">
            <text:p>68093</text:p>
          </table:table-cell>
          <table:table-cell/>
          <table:table-cell office:value-type="float" office:value="121000" calcext:value-type="float">
            <text:p>121000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office:value-type="float" office:value="96996" calcext:value-type="float">
            <text:p>96996</text:p>
          </table:table-cell>
          <table:table-cell/>
          <table:table-cell office:value-type="float" office:value="136405" calcext:value-type="float">
            <text:p>136405</text:p>
          </table:table-cell>
          <table:table-cell/>
          <table:table-cell office:value-type="float" office:value="86089" calcext:value-type="float">
            <text:p>86089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51372" calcext:value-type="float">
            <text:p>151372</text:p>
          </table:table-cell>
          <table:table-cell/>
          <table:table-cell office:value-type="float" office:value="274822" calcext:value-type="float">
            <text:p>274822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42065" calcext:value-type="float">
            <text:p>142065</text:p>
          </table:table-cell>
          <table:table-cell/>
          <table:table-cell office:value-type="float" office:value="260587" calcext:value-type="float">
            <text:p>260587</text:p>
          </table:table-cell>
          <table:table-cell/>
          <table:table-cell office:value-type="float" office:value="98318" calcext:value-type="float">
            <text:p>98318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84194" calcext:value-type="float">
            <text:p>184194</text:p>
          </table:table-cell>
          <table:table-cell/>
          <table:table-cell office:value-type="float" office:value="453628" calcext:value-type="float">
            <text:p>453628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92034" calcext:value-type="float">
            <text:p>192034</text:p>
          </table:table-cell>
          <table:table-cell/>
          <table:table-cell office:value-type="float" office:value="308010" calcext:value-type="float">
            <text:p>308010</text:p>
          </table:table-cell>
          <table:table-cell/>
          <table:table-cell office:value-type="float" office:value="95380" calcext:value-type="float">
            <text:p>95380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08134" calcext:value-type="float">
            <text:p>308134</text:p>
          </table:table-cell>
          <table:table-cell/>
          <table:table-cell office:value-type="float" office:value="689750" calcext:value-type="float">
            <text:p>689750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54735" calcext:value-type="float">
            <text:p>254735</text:p>
          </table:table-cell>
          <table:table-cell/>
          <table:table-cell office:value-type="float" office:value="367657" calcext:value-type="float">
            <text:p>367657</text:p>
          </table:table-cell>
          <table:table-cell/>
          <table:table-cell office:value-type="float" office:value="146251" calcext:value-type="float">
            <text:p>146251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586875" calcext:value-type="float">
            <text:p>586875</text:p>
          </table:table-cell>
          <table:table-cell/>
          <table:table-cell office:value-type="float" office:value="1030216" calcext:value-type="float">
            <text:p>1030216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393857" calcext:value-type="float">
            <text:p>393857</text:p>
          </table:table-cell>
          <table:table-cell/>
          <table:table-cell office:value-type="float" office:value="503572" calcext:value-type="float">
            <text:p>503572</text:p>
          </table:table-cell>
          <table:table-cell/>
          <table:table-cell office:value-type="float" office:value="195164" calcext:value-type="float">
            <text:p>195164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702486" calcext:value-type="float">
            <text:p>702486</text:p>
          </table:table-cell>
          <table:table-cell/>
          <table:table-cell office:value-type="float" office:value="1469147" calcext:value-type="float">
            <text:p>1469147</text:p>
          </table:table-cell>
          <table:table-cell/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526124" calcext:value-type="float">
            <text:p>526124</text:p>
          </table:table-cell>
          <table:table-cell/>
          <table:table-cell office:value-type="float" office:value="655133" calcext:value-type="float">
            <text:p>655133</text:p>
          </table:table-cell>
          <table:table-cell/>
          <table:table-cell office:value-type="float" office:value="209838" calcext:value-type="float">
            <text:p>209838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076265" calcext:value-type="float">
            <text:p>1076265</text:p>
          </table:table-cell>
          <table:table-cell/>
          <table:table-cell office:value-type="float" office:value="2268630" calcext:value-type="float">
            <text:p>226863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684847" calcext:value-type="float">
            <text:p>684847</text:p>
          </table:table-cell>
          <table:table-cell/>
          <table:table-cell office:value-type="float" office:value="857051" calcext:value-type="float">
            <text:p>857051</text:p>
          </table:table-cell>
          <table:table-cell/>
          <table:table-cell office:value-type="float" office:value="292013" calcext:value-type="float">
            <text:p>292013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206572" calcext:value-type="float">
            <text:p>1206572</text:p>
          </table:table-cell>
          <table:table-cell/>
          <table:table-cell office:value-type="float" office:value="2647307" calcext:value-type="float">
            <text:p>264730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879335" calcext:value-type="float">
            <text:p>879335</text:p>
          </table:table-cell>
          <table:table-cell/>
          <table:table-cell office:value-type="float" office:value="1066792" calcext:value-type="float">
            <text:p>1066792</text:p>
          </table:table-cell>
          <table:table-cell/>
          <table:table-cell office:value-type="float" office:value="341416" calcext:value-type="float">
            <text:p>341416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862520" calcext:value-type="float">
            <text:p>1862520</text:p>
          </table:table-cell>
          <table:table-cell/>
          <table:table-cell office:value-type="float" office:value="3480590" calcext:value-type="float">
            <text:p>348059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094883" calcext:value-type="float">
            <text:p>1094883</text:p>
          </table:table-cell>
          <table:table-cell/>
          <table:table-cell office:value-type="float" office:value="1365510" calcext:value-type="float">
            <text:p>1365510</text:p>
          </table:table-cell>
          <table:table-cell/>
          <table:table-cell office:value-type="float" office:value="283698" calcext:value-type="float">
            <text:p>283698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1924735" calcext:value-type="float">
            <text:p>1924735</text:p>
          </table:table-cell>
          <table:table-cell/>
          <table:table-cell office:value-type="float" office:value="4397155" calcext:value-type="float">
            <text:p>439715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406442" calcext:value-type="float">
            <text:p>1406442</text:p>
          </table:table-cell>
          <table:table-cell/>
          <table:table-cell office:value-type="float" office:value="1681345" calcext:value-type="float">
            <text:p>1681345</text:p>
          </table:table-cell>
          <table:table-cell/>
          <table:table-cell office:value-type="float" office:value="456361" calcext:value-type="float">
            <text:p>456361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2653675" calcext:value-type="float">
            <text:p>2653675</text:p>
          </table:table-cell>
          <table:table-cell/>
          <table:table-cell office:value-type="float" office:value="5430309" calcext:value-type="float">
            <text:p>543030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1708209" calcext:value-type="float">
            <text:p>1708209</text:p>
          </table:table-cell>
          <table:table-cell/>
          <table:table-cell office:value-type="float" office:value="2069044" calcext:value-type="float">
            <text:p>2069044</text:p>
          </table:table-cell>
          <table:table-cell/>
          <table:table-cell office:value-type="float" office:value="570329" calcext:value-type="float">
            <text:p>570329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018145" calcext:value-type="float">
            <text:p>3018145</text:p>
          </table:table-cell>
          <table:table-cell/>
          <table:table-cell office:value-type="float" office:value="6709874" calcext:value-type="float">
            <text:p>6709874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085416" calcext:value-type="float">
            <text:p>2085416</text:p>
          </table:table-cell>
          <table:table-cell/>
          <table:table-cell office:value-type="float" office:value="2452836" calcext:value-type="float">
            <text:p>2452836</text:p>
          </table:table-cell>
          <table:table-cell/>
          <table:table-cell office:value-type="float" office:value="474460" calcext:value-type="float">
            <text:p>474460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142085" calcext:value-type="float">
            <text:p>3142085</text:p>
          </table:table-cell>
          <table:table-cell/>
          <table:table-cell office:value-type="float" office:value="8146199" calcext:value-type="float">
            <text:p>814619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401877" calcext:value-type="float">
            <text:p>2401877</text:p>
          </table:table-cell>
          <table:table-cell/>
          <table:table-cell office:value-type="float" office:value="2975964" calcext:value-type="float">
            <text:p>2975964</text:p>
          </table:table-cell>
          <table:table-cell/>
          <table:table-cell office:value-type="float" office:value="746418" calcext:value-type="float">
            <text:p>746418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775009" calcext:value-type="float">
            <text:p>3775009</text:p>
          </table:table-cell>
          <table:table-cell/>
          <table:table-cell office:value-type="float" office:value="9711853" calcext:value-type="float">
            <text:p>9711853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/>
          <table:table-cell office:value-type="float" office:value="2925558" calcext:value-type="float">
            <text:p>2925558</text:p>
          </table:table-cell>
          <table:table-cell/>
          <table:table-cell office:value-type="float" office:value="3491761" calcext:value-type="float">
            <text:p>3491761</text:p>
          </table:table-cell>
          <table:table-cell/>
          <table:table-cell office:value-type="float" office:value="837885" calcext:value-type="float">
            <text:p>837885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3835753" calcext:value-type="float">
            <text:p>3835753</text:p>
          </table:table-cell>
          <table:table-cell/>
          <table:table-cell office:value-type="float" office:value="11507260" calcext:value-type="float">
            <text:p>1150726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420335" calcext:value-type="float">
            <text:p>3420335</text:p>
          </table:table-cell>
          <table:table-cell/>
          <table:table-cell office:value-type="float" office:value="4069647" calcext:value-type="float">
            <text:p>4069647</text:p>
          </table:table-cell>
          <table:table-cell/>
          <table:table-cell office:value-type="float" office:value="946474" calcext:value-type="float">
            <text:p>946474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4310446" calcext:value-type="float">
            <text:p>4310446</text:p>
          </table:table-cell>
          <table:table-cell/>
          <table:table-cell office:value-type="float" office:value="13602962" calcext:value-type="float">
            <text:p>1360296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3945976" calcext:value-type="float">
            <text:p>3945976</text:p>
          </table:table-cell>
          <table:table-cell/>
          <table:table-cell office:value-type="float" office:value="4735534" calcext:value-type="float">
            <text:p>4735534</text:p>
          </table:table-cell>
          <table:table-cell/>
          <table:table-cell office:value-type="float" office:value="972397" calcext:value-type="float">
            <text:p>972397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4846373" calcext:value-type="float">
            <text:p>4846373</text:p>
          </table:table-cell>
          <table:table-cell/>
          <table:table-cell office:value-type="float" office:value="15917151" calcext:value-type="float">
            <text:p>15917151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4493171" calcext:value-type="float">
            <text:p>4493171</text:p>
          </table:table-cell>
          <table:table-cell/>
          <table:table-cell office:value-type="float" office:value="5358397" calcext:value-type="float">
            <text:p>5358397</text:p>
          </table:table-cell>
          <table:table-cell/>
          <table:table-cell office:value-type="float" office:value="585983" calcext:value-type="float">
            <text:p>585983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5631650" calcext:value-type="float">
            <text:p>5631650</text:p>
          </table:table-cell>
          <table:table-cell/>
          <table:table-cell office:value-type="float" office:value="18249465" calcext:value-type="float">
            <text:p>1824946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5102581" calcext:value-type="float">
            <text:p>5102581</text:p>
          </table:table-cell>
          <table:table-cell/>
          <table:table-cell office:value-type="float" office:value="6153354" calcext:value-type="float">
            <text:p>6153354</text:p>
          </table:table-cell>
          <table:table-cell/>
          <table:table-cell office:value-type="float" office:value="1427290" calcext:value-type="float">
            <text:p>1427290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6494327" calcext:value-type="float">
            <text:p>6494327</text:p>
          </table:table-cell>
          <table:table-cell/>
          <table:table-cell office:value-type="float" office:value="21023650" calcext:value-type="float">
            <text:p>2102365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5888346" calcext:value-type="float">
            <text:p>5888346</text:p>
          </table:table-cell>
          <table:table-cell/>
          <table:table-cell office:value-type="float" office:value="6955649" calcext:value-type="float">
            <text:p>6955649</text:p>
          </table:table-cell>
          <table:table-cell/>
          <table:table-cell office:value-type="float" office:value="1487942" calcext:value-type="float">
            <text:p>1487942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7246781" calcext:value-type="float">
            <text:p>7246781</text:p>
          </table:table-cell>
          <table:table-cell/>
          <table:table-cell office:value-type="float" office:value="23979091" calcext:value-type="float">
            <text:p>23979091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6667255" calcext:value-type="float">
            <text:p>6667255</text:p>
          </table:table-cell>
          <table:table-cell/>
          <table:table-cell office:value-type="float" office:value="7010410" calcext:value-type="float">
            <text:p>7010410</text:p>
          </table:table-cell>
          <table:table-cell/>
          <table:table-cell office:value-type="float" office:value="1686044" calcext:value-type="float">
            <text:p>1686044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float" office:value="8171183" calcext:value-type="float">
            <text:p>8171183</text:p>
          </table:table-cell>
          <table:table-cell/>
          <table:table-cell office:value-type="float" office:value="27338192" calcext:value-type="float">
            <text:p>2733819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7508867" calcext:value-type="float">
            <text:p>7508867</text:p>
          </table:table-cell>
          <table:table-cell/>
          <table:table-cell office:value-type="float" office:value="8061551" calcext:value-type="float">
            <text:p>8061551</text:p>
          </table:table-cell>
          <table:table-cell/>
          <table:table-cell office:value-type="float" office:value="1876806" calcext:value-type="float">
            <text:p>1876806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9118119" calcext:value-type="float">
            <text:p>9118119</text:p>
          </table:table-cell>
          <table:table-cell/>
          <table:table-cell office:value-type="float" office:value="30677207" calcext:value-type="float">
            <text:p>3067720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8420041" calcext:value-type="float">
            <text:p>8420041</text:p>
          </table:table-cell>
          <table:table-cell/>
          <table:table-cell office:value-type="float" office:value="8929847" calcext:value-type="float">
            <text:p>8929847</text:p>
          </table:table-cell>
          <table:table-cell/>
          <table:table-cell office:value-type="float" office:value="2168327" calcext:value-type="float">
            <text:p>2168327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0561303" calcext:value-type="float">
            <text:p>10561303</text:p>
          </table:table-cell>
          <table:table-cell/>
          <table:table-cell office:value-type="float" office:value="34682458" calcext:value-type="float">
            <text:p>3468245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470" calcext:value-type="float">
            <text:p>1470</text:p>
          </table:table-cell>
          <table:table-cell/>
          <table:table-cell office:value-type="float" office:value="9396861" calcext:value-type="float">
            <text:p>9396861</text:p>
          </table:table-cell>
          <table:table-cell/>
          <table:table-cell office:value-type="float" office:value="9907166" calcext:value-type="float">
            <text:p>9907166</text:p>
          </table:table-cell>
          <table:table-cell/>
          <table:table-cell office:value-type="float" office:value="1759412" calcext:value-type="float">
            <text:p>1759412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2884800" calcext:value-type="float">
            <text:p>12884800</text:p>
          </table:table-cell>
          <table:table-cell/>
          <table:table-cell office:value-type="float" office:value="38820468" calcext:value-type="float">
            <text:p>3882046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0453530" calcext:value-type="float">
            <text:p>10453530</text:p>
          </table:table-cell>
          <table:table-cell/>
          <table:table-cell office:value-type="float" office:value="11202276" calcext:value-type="float">
            <text:p>11202276</text:p>
          </table:table-cell>
          <table:table-cell/>
          <table:table-cell office:value-type="float" office:value="2459363" calcext:value-type="float">
            <text:p>2459363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2959751" calcext:value-type="float">
            <text:p>12959751</text:p>
          </table:table-cell>
          <table:table-cell/>
          <table:table-cell office:value-type="float" office:value="43436598" calcext:value-type="float">
            <text:p>43436598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1637078" calcext:value-type="float">
            <text:p>11637078</text:p>
          </table:table-cell>
          <table:table-cell/>
          <table:table-cell office:value-type="float" office:value="12588811" calcext:value-type="float">
            <text:p>12588811</text:p>
          </table:table-cell>
          <table:table-cell/>
          <table:table-cell office:value-type="float" office:value="2760667" calcext:value-type="float">
            <text:p>2760667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4084024" calcext:value-type="float">
            <text:p>14084024</text:p>
          </table:table-cell>
          <table:table-cell/>
          <table:table-cell office:value-type="float" office:value="48343227" calcext:value-type="float">
            <text:p>4834322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2839731" calcext:value-type="float">
            <text:p>12839731</text:p>
          </table:table-cell>
          <table:table-cell/>
          <table:table-cell office:value-type="float" office:value="13650222" calcext:value-type="float">
            <text:p>13650222</text:p>
          </table:table-cell>
          <table:table-cell/>
          <table:table-cell office:value-type="float" office:value="3056597" calcext:value-type="float">
            <text:p>3056597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5211235" calcext:value-type="float">
            <text:p>15211235</text:p>
          </table:table-cell>
          <table:table-cell/>
          <table:table-cell office:value-type="float" office:value="53184212" calcext:value-type="float">
            <text:p>5318421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4107048" calcext:value-type="float">
            <text:p>14107048</text:p>
          </table:table-cell>
          <table:table-cell/>
          <table:table-cell office:value-type="float" office:value="15102757" calcext:value-type="float">
            <text:p>15102757</text:p>
          </table:table-cell>
          <table:table-cell/>
          <table:table-cell office:value-type="float" office:value="3289422" calcext:value-type="float">
            <text:p>3289422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7296160" calcext:value-type="float">
            <text:p>17296160</text:p>
          </table:table-cell>
          <table:table-cell/>
          <table:table-cell office:value-type="float" office:value="58626279" calcext:value-type="float">
            <text:p>5862627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/>
          <table:table-cell office:value-type="float" office:value="15610487" calcext:value-type="float">
            <text:p>15610487</text:p>
          </table:table-cell>
          <table:table-cell/>
          <table:table-cell office:value-type="float" office:value="16703436" calcext:value-type="float">
            <text:p>16703436</text:p>
          </table:table-cell>
          <table:table-cell/>
          <table:table-cell office:value-type="float" office:value="3564313" calcext:value-type="float">
            <text:p>3564313</text:p>
          </table:table-cell>
          <table:table-cell table:number-columns-repeated="109"/>
        </table:table-row>
        <table:table-row table:style-name="ro3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8170105" calcext:value-type="float">
            <text:p>18170105</text:p>
          </table:table-cell>
          <table:table-cell/>
          <table:table-cell office:value-type="float" office:value="64536670" calcext:value-type="float">
            <text:p>64536670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17236395" calcext:value-type="float">
            <text:p>17236395</text:p>
          </table:table-cell>
          <table:table-cell/>
          <table:table-cell office:value-type="float" office:value="18363269" calcext:value-type="float">
            <text:p>18363269</text:p>
          </table:table-cell>
          <table:table-cell/>
          <table:table-cell office:value-type="float" office:value="3877847" calcext:value-type="float">
            <text:p>3877847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0000293" calcext:value-type="float">
            <text:p>20000293</text:p>
          </table:table-cell>
          <table:table-cell/>
          <table:table-cell office:value-type="float" office:value="70390725" calcext:value-type="float">
            <text:p>7039072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18773146" calcext:value-type="float">
            <text:p>18773146</text:p>
          </table:table-cell>
          <table:table-cell/>
          <table:table-cell office:value-type="float" office:value="20233815" calcext:value-type="float">
            <text:p>20233815</text:p>
          </table:table-cell>
          <table:table-cell/>
          <table:table-cell office:value-type="float" office:value="4082795" calcext:value-type="float">
            <text:p>4082795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1546841" calcext:value-type="float">
            <text:p>21546841</text:p>
          </table:table-cell>
          <table:table-cell/>
          <table:table-cell office:value-type="float" office:value="77500829" calcext:value-type="float">
            <text:p>7750082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0525443" calcext:value-type="float">
            <text:p>20525443</text:p>
          </table:table-cell>
          <table:table-cell/>
          <table:table-cell office:value-type="float" office:value="22185034" calcext:value-type="float">
            <text:p>22185034</text:p>
          </table:table-cell>
          <table:table-cell/>
          <table:table-cell office:value-type="float" office:value="4311220" calcext:value-type="float">
            <text:p>4311220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3495581" calcext:value-type="float">
            <text:p>23495581</text:p>
          </table:table-cell>
          <table:table-cell/>
          <table:table-cell office:value-type="float" office:value="85024882" calcext:value-type="float">
            <text:p>8502488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2345344" calcext:value-type="float">
            <text:p>22345344</text:p>
          </table:table-cell>
          <table:table-cell/>
          <table:table-cell office:value-type="float" office:value="24064875" calcext:value-type="float">
            <text:p>24064875</text:p>
          </table:table-cell>
          <table:table-cell/>
          <table:table-cell office:value-type="float" office:value="4106761" calcext:value-type="float">
            <text:p>4106761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5705915" calcext:value-type="float">
            <text:p>25705915</text:p>
          </table:table-cell>
          <table:table-cell/>
          <table:table-cell office:value-type="float" office:value="92071792" calcext:value-type="float">
            <text:p>9207179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4198067" calcext:value-type="float">
            <text:p>24198067</text:p>
          </table:table-cell>
          <table:table-cell/>
          <table:table-cell office:value-type="float" office:value="25984315" calcext:value-type="float">
            <text:p>25984315</text:p>
          </table:table-cell>
          <table:table-cell/>
          <table:table-cell office:value-type="float" office:value="4288720" calcext:value-type="float">
            <text:p>4288720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28287088" calcext:value-type="float">
            <text:p>28287088</text:p>
          </table:table-cell>
          <table:table-cell/>
          <table:table-cell office:value-type="float" office:value="100213583" calcext:value-type="float">
            <text:p>100213583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6206081" calcext:value-type="float">
            <text:p>26206081</text:p>
          </table:table-cell>
          <table:table-cell/>
          <table:table-cell office:value-type="float" office:value="28238169" calcext:value-type="float">
            <text:p>28238169</text:p>
          </table:table-cell>
          <table:table-cell/>
          <table:table-cell office:value-type="float" office:value="5478788" calcext:value-type="float">
            <text:p>5478788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30036936" calcext:value-type="float">
            <text:p>30036936</text:p>
          </table:table-cell>
          <table:table-cell/>
          <table:table-cell office:value-type="float" office:value="108209879" calcext:value-type="float">
            <text:p>108209879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28284148" calcext:value-type="float">
            <text:p>28284148</text:p>
          </table:table-cell>
          <table:table-cell/>
          <table:table-cell office:value-type="float" office:value="31091904" calcext:value-type="float">
            <text:p>31091904</text:p>
          </table:table-cell>
          <table:table-cell/>
          <table:table-cell office:value-type="float" office:value="3238557" calcext:value-type="float">
            <text:p>3238557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2450" calcext:value-type="float">
            <text:p>2450</text:p>
          </table:table-cell>
          <table:table-cell/>
          <table:table-cell office:value-type="float" office:value="32774380" calcext:value-type="float">
            <text:p>32774380</text:p>
          </table:table-cell>
          <table:table-cell/>
          <table:table-cell office:value-type="float" office:value="117920752" calcext:value-type="float">
            <text:p>117920752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0323515" calcext:value-type="float">
            <text:p>30323515</text:p>
          </table:table-cell>
          <table:table-cell/>
          <table:table-cell office:value-type="float" office:value="33287088" calcext:value-type="float">
            <text:p>33287088</text:p>
          </table:table-cell>
          <table:table-cell/>
          <table:table-cell office:value-type="float" office:value="6379757" calcext:value-type="float">
            <text:p>6379757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4004" calcext:value-type="float">
            <text:p>24004</text:p>
          </table:table-cell>
          <table:table-cell/>
          <table:table-cell office:value-type="float" office:value="34936216" calcext:value-type="float">
            <text:p>34936216</text:p>
          </table:table-cell>
          <table:table-cell/>
          <table:table-cell office:value-type="float" office:value="125683375" calcext:value-type="float">
            <text:p>125683375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2498577" calcext:value-type="float">
            <text:p>32498577</text:p>
          </table:table-cell>
          <table:table-cell/>
          <table:table-cell office:value-type="float" office:value="35895882" calcext:value-type="float">
            <text:p>35895882</text:p>
          </table:table-cell>
          <table:table-cell/>
          <table:table-cell office:value-type="float" office:value="4712788" calcext:value-type="float">
            <text:p>4712788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8583" calcext:value-type="float">
            <text:p>68583</text:p>
          </table:table-cell>
          <table:table-cell/>
          <table:table-cell office:value-type="float" office:value="36999097" calcext:value-type="float">
            <text:p>36999097</text:p>
          </table:table-cell>
          <table:table-cell/>
          <table:table-cell office:value-type="float" office:value="136658137" calcext:value-type="float">
            <text:p>136658137</text:p>
          </table:table-cell>
          <table:table-cell/>
          <table:table-cell office:value-type="float" office:value="1470" calcext:value-type="float">
            <text:p>147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4931808" calcext:value-type="float">
            <text:p>34931808</text:p>
          </table:table-cell>
          <table:table-cell/>
          <table:table-cell office:value-type="float" office:value="38404451" calcext:value-type="float">
            <text:p>38404451</text:p>
          </table:table-cell>
          <table:table-cell/>
          <table:table-cell office:value-type="float" office:value="7468076" calcext:value-type="float">
            <text:p>7468076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95526" calcext:value-type="float">
            <text:p>95526</text:p>
          </table:table-cell>
          <table:table-cell/>
          <table:table-cell office:value-type="float" office:value="43270529" calcext:value-type="float">
            <text:p>43270529</text:p>
          </table:table-cell>
          <table:table-cell/>
          <table:table-cell office:value-type="float" office:value="146675673" calcext:value-type="float">
            <text:p>146675673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37485547" calcext:value-type="float">
            <text:p>37485547</text:p>
          </table:table-cell>
          <table:table-cell/>
          <table:table-cell office:value-type="float" office:value="41104675" calcext:value-type="float">
            <text:p>41104675</text:p>
          </table:table-cell>
          <table:table-cell/>
          <table:table-cell office:value-type="float" office:value="7718040" calcext:value-type="float">
            <text:p>7718040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41084" calcext:value-type="float">
            <text:p>141084</text:p>
          </table:table-cell>
          <table:table-cell/>
          <table:table-cell office:value-type="float" office:value="43979874" calcext:value-type="float">
            <text:p>43979874</text:p>
          </table:table-cell>
          <table:table-cell/>
          <table:table-cell office:value-type="float" office:value="158153540" calcext:value-type="float">
            <text:p>158153540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0734914" calcext:value-type="float">
            <text:p>40734914</text:p>
          </table:table-cell>
          <table:table-cell/>
          <table:table-cell office:value-type="float" office:value="43984326" calcext:value-type="float">
            <text:p>43984326</text:p>
          </table:table-cell>
          <table:table-cell/>
          <table:table-cell office:value-type="float" office:value="8499178" calcext:value-type="float">
            <text:p>8499178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227793" calcext:value-type="float">
            <text:p>227793</text:p>
          </table:table-cell>
          <table:table-cell/>
          <table:table-cell office:value-type="float" office:value="46792759" calcext:value-type="float">
            <text:p>46792759</text:p>
          </table:table-cell>
          <table:table-cell/>
          <table:table-cell office:value-type="float" office:value="169219909" calcext:value-type="float">
            <text:p>169219909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3431699" calcext:value-type="float">
            <text:p>43431699</text:p>
          </table:table-cell>
          <table:table-cell/>
          <table:table-cell office:value-type="float" office:value="47313279" calcext:value-type="float">
            <text:p>47313279</text:p>
          </table:table-cell>
          <table:table-cell/>
          <table:table-cell office:value-type="float" office:value="8331405" calcext:value-type="float">
            <text:p>8331405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455588" calcext:value-type="float">
            <text:p>455588</text:p>
          </table:table-cell>
          <table:table-cell/>
          <table:table-cell office:value-type="float" office:value="49812864" calcext:value-type="float">
            <text:p>49812864</text:p>
          </table:table-cell>
          <table:table-cell/>
          <table:table-cell office:value-type="float" office:value="180601269" calcext:value-type="float">
            <text:p>180601269</text:p>
          </table:table-cell>
          <table:table-cell/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6249973" calcext:value-type="float">
            <text:p>46249973</text:p>
          </table:table-cell>
          <table:table-cell/>
          <table:table-cell office:value-type="float" office:value="49936252" calcext:value-type="float">
            <text:p>49936252</text:p>
          </table:table-cell>
          <table:table-cell/>
          <table:table-cell office:value-type="float" office:value="10148051" calcext:value-type="float">
            <text:p>10148051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641252" calcext:value-type="float">
            <text:p>641252</text:p>
          </table:table-cell>
          <table:table-cell/>
          <table:table-cell office:value-type="float" office:value="54373638" calcext:value-type="float">
            <text:p>54373638</text:p>
          </table:table-cell>
          <table:table-cell/>
          <table:table-cell office:value-type="float" office:value="190973969" calcext:value-type="float">
            <text:p>190973969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49367564" calcext:value-type="float">
            <text:p>49367564</text:p>
          </table:table-cell>
          <table:table-cell/>
          <table:table-cell office:value-type="float" office:value="53605975" calcext:value-type="float">
            <text:p>53605975</text:p>
          </table:table-cell>
          <table:table-cell/>
          <table:table-cell office:value-type="float" office:value="10534952" calcext:value-type="float">
            <text:p>10534952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647620" calcext:value-type="float">
            <text:p>647620</text:p>
          </table:table-cell>
          <table:table-cell/>
          <table:table-cell office:value-type="float" office:value="55463619" calcext:value-type="float">
            <text:p>55463619</text:p>
          </table:table-cell>
          <table:table-cell/>
          <table:table-cell office:value-type="float" office:value="204114322" calcext:value-type="float">
            <text:p>204114322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52818272" calcext:value-type="float">
            <text:p>52818272</text:p>
          </table:table-cell>
          <table:table-cell/>
          <table:table-cell office:value-type="float" office:value="57357342" calcext:value-type="float">
            <text:p>57357342</text:p>
          </table:table-cell>
          <table:table-cell/>
          <table:table-cell office:value-type="float" office:value="11556852" calcext:value-type="float">
            <text:p>11556852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03402" calcext:value-type="float">
            <text:p>803402</text:p>
          </table:table-cell>
          <table:table-cell/>
          <table:table-cell office:value-type="float" office:value="58416120" calcext:value-type="float">
            <text:p>58416120</text:p>
          </table:table-cell>
          <table:table-cell/>
          <table:table-cell office:value-type="float" office:value="217254675" calcext:value-type="float">
            <text:p>217254675</text:p>
          </table:table-cell>
          <table:table-cell/>
          <table:table-cell office:value-type="float" office:value="1961" calcext:value-type="float">
            <text:p>1961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/>
          <table:table-cell office:value-type="float" office:value="56154838" calcext:value-type="float">
            <text:p>56154838</text:p>
          </table:table-cell>
          <table:table-cell/>
          <table:table-cell office:value-type="float" office:value="60789453" calcext:value-type="float">
            <text:p>60789453</text:p>
          </table:table-cell>
          <table:table-cell/>
          <table:table-cell office:value-type="float" office:value="11954952" calcext:value-type="float">
            <text:p>11954952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102228" calcext:value-type="float">
            <text:p>1102228</text:p>
          </table:table-cell>
          <table:table-cell/>
          <table:table-cell office:value-type="float" office:value="62290574" calcext:value-type="float">
            <text:p>62290574</text:p>
          </table:table-cell>
          <table:table-cell/>
          <table:table-cell office:value-type="float" office:value="230395028" calcext:value-type="float">
            <text:p>230395028</text:p>
          </table:table-cell>
          <table:table-cell/>
          <table:table-cell office:value-type="float" office:value="1962" calcext:value-type="float">
            <text:p>1962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/>
          <table:table-cell office:value-type="float" office:value="59369425" calcext:value-type="float">
            <text:p>59369425</text:p>
          </table:table-cell>
          <table:table-cell/>
          <table:table-cell office:value-type="float" office:value="64399526" calcext:value-type="float">
            <text:p>64399526</text:p>
          </table:table-cell>
          <table:table-cell/>
          <table:table-cell office:value-type="float" office:value="12304952" calcext:value-type="float">
            <text:p>12304952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684205" calcext:value-type="float">
            <text:p>1684205</text:p>
          </table:table-cell>
          <table:table-cell/>
          <table:table-cell office:value-type="float" office:value="65963197" calcext:value-type="float">
            <text:p>65963197</text:p>
          </table:table-cell>
          <table:table-cell/>
          <table:table-cell office:value-type="float" office:value="245380429" calcext:value-type="float">
            <text:p>245380429</text:p>
          </table:table-cell>
          <table:table-cell/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/>
          <table:table-cell office:value-type="float" office:value="62472809" calcext:value-type="float">
            <text:p>62472809</text:p>
          </table:table-cell>
          <table:table-cell/>
          <table:table-cell office:value-type="float" office:value="68789409" calcext:value-type="float">
            <text:p>68789409</text:p>
          </table:table-cell>
          <table:table-cell/>
          <table:table-cell office:value-type="float" office:value="13034952" calcext:value-type="float">
            <text:p>13034952</text:p>
          </table:table-cell>
          <table:table-cell table:number-columns-repeated="109"/>
        </table:table-row>
        <table:table-row table:style-name="ro2">
          <table:table-cell table:number-columns-repeated="128"/>
        </table:table-row>
        <table:table-row table:style-name="ro4" table:number-rows-repeated="27">
          <table:table-cell table:style-name="Default" table:number-columns-repeated="128"/>
        </table:table-row>
        <table:table-row table:style-name="ro4">
          <table:table-cell table:style-name="Default" table:number-columns-repeated="128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2" table:print="false">
        <office:forms form:automatic-focus="false" form:apply-design-mode="false"/>
        <table:table-column table:style-name="co1" table:default-cell-style-name="ce1"/>
        <table:table-column table:style-name="co3" table:number-columns-repeated="127" table:default-cell-style-name="ce1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table table:name="Hoja3" table:style-name="ta3" table:print="false">
        <office:forms form:automatic-focus="false" form:apply-design-mode="false"/>
        <table:table-column table:style-name="co1" table:default-cell-style-name="ce1"/>
        <table:table-column table:style-name="co3" table:number-columns-repeated="127" table:default-cell-style-name="ce1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3.$A$1" table:expression="#REF!"/>
          <table:named-expression table:name="Sheet_Title" table:base-cell-address="$Hoja3.$A$1" table:expression="&quot;Hoja3&quot;"/>
        </table:named-expressions>
      </table:table>
      <table:named-expressions>
        <table:named-range table:name="__Anonymous_Sheet_DB__0" table:base-cell-address="$Hoja1.$A$1" table:cell-range-address="$Hoja1.$B$6:.$B$14" table:range-usable-as="repeat-column repeat-row filter print-range"/>
      </table:named-expressions>
      <table:database-ranges>
        <table:database-range table:name="__Anonymous_Sheet_DB__0" table:target-range-address="Hoja1.B6:Hoja1.B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03:26:34.159919525</dc:date>
    <meta:creation-date>2016-11-08T00:47:21Z</meta:creation-date>
    <meta:editing-cycles>3</meta:editing-cycles>
    <meta:editing-duration>P0D</meta:editing-duration>
    <meta:generator>LibreOffice/4.2.8.2$Linux_x86 LibreOffice_project/420m0$Build-2</meta:generator>
    <meta:document-statistic meta:table-count="3" meta:cell-count="604" meta:object-count="0"/>
  </office:meta>
</office:document-meta>
</file>